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be6a" officeooo:paragraph-rsid="0014be6a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4be6a" officeooo:paragraph-rsid="0014be6a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4be6a" officeooo:paragraph-rsid="0014be6a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4be6a" officeooo:paragraph-rsid="0014be6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4be6a" officeooo:paragraph-rsid="0014be6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be6a" officeooo:paragraph-rsid="0014be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3281" officeooo:paragraph-rsid="0016328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edicting the best neighbourhood for Opening a fast food joint in Indore</text:p>
      <text:p text:style-name="P1"/>
      <text:p text:style-name="P1"/>
      <text:p text:style-name="P3">Bashar Jaan Khan</text:p>
      <text:p text:style-name="P3"/>
      <text:p text:style-name="P3">July 23, 2019</text:p>
      <text:p text:style-name="P3"/>
      <text:p text:style-name="P3"/>
      <text:p text:style-name="P2">1. Introduction</text:p>
      <text:p text:style-name="P2"/>
      <text:p text:style-name="P5">1.1 Background</text:p>
      <text:p text:style-name="P7">Indore is notable for its importance in the areas of trading, finance and distribution of Madhya Pradesh. Indore’s GDP was $25 billion i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0:50:46.652112464</meta:creation-date>
    <dc:date>2019-07-23T11:12:14.777635582</dc:date>
    <meta:editing-duration>PT17S</meta:editing-duration>
    <meta:editing-cycles>1</meta:editing-cycles>
    <meta:document-statistic meta:table-count="0" meta:image-count="0" meta:object-count="0" meta:page-count="1" meta:paragraph-count="6" meta:word-count="45" meta:character-count="268" meta:non-whitespace-character-count="229"/>
    <meta:generator>LibreOffice/6.2.4.2$Linux_X86_64 LibreOffice_project/20$Build-2</meta:generator>
  </office:meta>
</office:document-meta>
</file>